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3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9/10/2015</text:p>
          </table:table-cell>
          <table:table-cell table:style-name="ce15" office:value-type="time" office:time-value="PT00H25M00S" calcext:value-type="time">
            <text:p>0:25</text:p>
          </table:table-cell>
          <table:table-cell table:style-name="ce15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9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CU Boîte à idées (description)</text:p>
          </table:table-cell>
          <table:table-cell table:style-name="ce4" office:value-type="string" calcext:value-type="string">
            <text:p>09/10/2013</text:p>
          </table:table-cell>
          <table:table-cell table:style-name="ce16" office:value-type="time" office:time-value="PT00H20M00S" calcext:value-type="time">
            <text:p>0:20</text:p>
          </table:table-cell>
          <table:table-cell table:style-name="ce16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4" office:value-type="string" calcext:value-type="string">
            <text:p>09/10/2013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3" office:value-type="string" calcext:value-type="string">
            <text:p>09/10/2015</text:p>
          </table:table-cell>
          <table:table-cell table:style-name="ce15" office:value-type="time" office:time-value="PT00H30M00S" calcext:value-type="time">
            <text:p>0:30</text:p>
          </table:table-cell>
          <table:table-cell table:style-name="ce15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CU Live (description)</text:p>
          </table:table-cell>
          <table:table-cell table:style-name="ce4" office:value-type="string" calcext:value-type="string">
            <text:p>09/10/2015</text:p>
          </table:table-cell>
          <table:table-cell table:style-name="ce16" office:value-type="time" office:time-value="PT00H20M00S" calcext:value-type="time">
            <text:p>0:20</text:p>
          </table:table-cell>
          <table:table-cell table:style-name="ce16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4" office:value-type="string" calcext:value-type="string">
            <text:p>09/10/2015</text:p>
          </table:table-cell>
          <table:table-cell table:style-name="ce23"/>
          <table:table-cell table:number-columns-repeated="245"/>
        </table:table-row>
        <table:table-row table:style-name="ro1">
          <table:table-cell table:style-name="ce3" office:value-type="string" calcext:value-type="string">
            <text:p>CU Planning (papyrus)</text:p>
          </table:table-cell>
          <table:table-cell table:style-name="ce3" office:value-type="string" calcext:value-type="string">
            <text:p>09/10/2015</text:p>
          </table:table-cell>
          <table:table-cell table:style-name="ce15" office:value-type="time" office:time-value="PT00H40M00S" calcext:value-type="time">
            <text:p>0:40</text:p>
          </table:table-cell>
          <table:table-cell table:style-name="ce15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CU Classement</text:p>
          </table:table-cell>
          <table:table-cell table:style-name="ce4" office:value-type="string" calcext:value-type="string">
            <text:p>08/10/2015</text:p>
          </table:table-cell>
          <table:table-cell table:style-name="ce16" office:value-type="time" office:time-value="PT00H30M00S" calcext:value-type="time">
            <text:p>0:30</text:p>
          </table:table-cell>
          <table:table-cell table:style-name="ce16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3" office:value-type="string" calcext:value-type="string">
            <text:p>09/10/2015</text:p>
          </table:table-cell>
          <table:table-cell table:style-name="ce15" office:value-type="time" office:time-value="PT00H45M00S" calcext:value-type="time">
            <text:p>0:45</text:p>
          </table:table-cell>
          <table:table-cell table:style-name="ce15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suivi de projet (début)</text:p>
          </table:table-cell>
          <table:table-cell table:style-name="ce4" office:value-type="string" calcext:value-type="string">
            <text:p>09/10/2015</text:p>
          </table:table-cell>
          <table:table-cell table:style-name="ce16" office:value-type="time" office:time-value="PT00H30M00S" calcext:value-type="time">
            <text:p>0:30</text:p>
          </table:table-cell>
          <table:table-cell table:style-name="ce16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4" office:value-type="string" calcext:value-type="string">
            <text:p>09/10/2015</text:p>
          </table:table-cell>
          <table:table-cell table:number-columns-repeated="246"/>
        </table:table-row>
        <table:table-row table:style-name="ro2">
          <table:table-cell table:style-name="ce3" office:value-type="string" calcext:value-type="string">
            <text:p>Rédaction des scénarios (Séance 1)</text:p>
          </table:table-cell>
          <table:table-cell table:style-name="ce3" office:value-type="string" calcext:value-type="string">
            <text:p>18/09/2015</text:p>
          </table:table-cell>
          <table:table-cell table:style-name="ce17" office:value-type="string" calcext:value-type="string">
            <text:p>/</text:p>
          </table:table-cell>
          <table:table-cell table:style-name="ce15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2)</text:p>
          </table:table-cell>
          <table:table-cell table:style-name="ce4" office:value-type="string" calcext:value-type="string">
            <text:p>25/09/2015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des scénarios (Séance 3)</text:p>
          </table:table-cell>
          <table:table-cell table:style-name="ce3" office:value-type="string" calcext:value-type="string">
            <text:p>02/10/2015</text:p>
          </table:table-cell>
          <table:table-cell table:style-name="ce17" office:value-type="string" calcext:value-type="string">
            <text:p>/</text:p>
          </table:table-cell>
          <table:table-cell table:style-name="ce15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Correction des scénarios</text:p>
          </table:table-cell>
          <table:table-cell table:style-name="ce4" office:value-type="string" calcext:value-type="string">
            <text:p>09/10/2015</text:p>
          </table:table-cell>
          <table:table-cell table:style-name="ce16" office:value-type="time" office:time-value="PT00H30M00S" calcext:value-type="time">
            <text:p>0:30</text:p>
          </table:table-cell>
          <table:table-cell table:style-name="ce16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10" office:value-type="string" calcext:value-type="string">
            <text:p>09/10/2015</text:p>
          </table:table-cell>
          <table:table-cell table:style-name="ce15" office:value-type="time" office:time-value="PT00H30M00S" calcext:value-type="time">
            <text:p>0:30</text:p>
          </table:table-cell>
          <table:table-cell table:style-name="ce15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0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4"/>
          <table:table-cell table:style-name="ce4"/>
          <table:table-cell table:number-columns-repeated="246"/>
        </table:table-row>
        <table:table-row table:style-name="ro1">
          <table:table-cell table:style-name="ce3"/>
          <table:table-cell table:style-name="ce12"/>
          <table:table-cell table:style-name="ce15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number-columns-repeated="247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5:19:36.780109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15:20:29.980139865</dc:date>
    <dc:creator>Charneux Dimitri</dc:creator>
    <meta:editing-duration>PT18M59S</meta:editing-duration>
    <meta:editing-cycles>5</meta:editing-cycles>
    <meta:generator>LibreOffice/4.3.3.2$Linux_X86_64 LibreOffice_project/430m0$Build-2</meta:generator>
    <meta:document-statistic meta:table-count="1" meta:cell-count="102" meta:object-count="0"/>
  </office:meta>
</office:document-meta>
</file>